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000000118319B68F2.png" manifest:media-type="image/png"/>
  <manifest:file-entry manifest:full-path="Pictures/100002010000015E0000012912CB0318.png" manifest:media-type="image/png"/>
  <manifest:file-entry manifest:full-path="Pictures/1000020100000449000000FC2F66E1B8.png" manifest:media-type="image/png"/>
  <manifest:file-entry manifest:full-path="Pictures/100002010000025800000105CAF57649.png" manifest:media-type="image/png"/>
  <manifest:file-entry manifest:full-path="Pictures/10000201000003450000043DFD3FA131.png" manifest:media-type="image/png"/>
  <manifest:file-entry manifest:full-path="Pictures/1000020100000258000000DE807E57AE.png" manifest:media-type="image/png"/>
  <manifest:file-entry manifest:full-path="Pictures/10000201000003F90000020E283B18B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style:paragraph-properties fo:text-align="center"/>
      <style:text-properties style:font-name="Calibri" fo:font-size="38pt" style:font-size-asian="38pt" style:font-size-complex="38pt"/>
    </style:style>
    <style:style style:name="T1" style:family="text">
      <style:text-properties fo:color="#000080" style:font-name="Calibri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80" style:font-name="Calibri" fo:font-size="48pt" style:font-size-asian="48pt" style:font-size-complex="48pt"/>
    </style:style>
    <style:style style:name="T3" style:family="text">
      <style:text-properties style:font-name="Calibri" fo:font-size="38pt" style:font-size-asian="38pt" style:font-size-complex="38pt"/>
    </style:style>
    <style:style style:name="T4" style:family="text">
      <style:text-properties style:font-name="Calibri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059cm" svg:height="2.1cm" svg:x="26.239cm" svg:y="25.8cm">
          <draw:image xlink:href="Pictures/10000201000003F90000020E283B18B5.png" xlink:type="simple" xlink:show="embed" xlink:actuate="onLoad">
            <text:p/>
          </draw:image>
        </draw:frame>
        <draw:frame draw:style-name="gr1" draw:text-style-name="P1" draw:layer="layout" svg:width="2.006cm" svg:height="2.6cm" svg:x="37.83cm" svg:y="25.6cm">
          <draw:image xlink:href="Pictures/10000201000003450000043DFD3FA131.png" xlink:type="simple" xlink:show="embed" xlink:actuate="onLoad">
            <text:p/>
          </draw:image>
        </draw:frame>
        <draw:frame draw:style-name="gr2" draw:text-style-name="P1" draw:layer="layout" svg:width="5.767cm" svg:height="2.134cm" svg:x="2.1cm" svg:y="25.674cm">
          <draw:image xlink:href="Pictures/1000020100000258000000DE807E57AE.png" xlink:type="simple" xlink:show="embed" xlink:actuate="onLoad">
            <text:p/>
          </draw:image>
        </draw:frame>
        <draw:frame draw:style-name="gr2" draw:text-style-name="P1" draw:layer="layout" svg:width="4.971cm" svg:height="2.163cm" svg:x="19.392cm" svg:y="25.674cm">
          <draw:image xlink:href="Pictures/100002010000025800000105CAF57649.png" xlink:type="simple" xlink:show="embed" xlink:actuate="onLoad">
            <text:p/>
          </draw:image>
        </draw:frame>
        <draw:frame draw:style-name="gr2" draw:text-style-name="P1" draw:layer="layout" svg:width="7.772cm" svg:height="1.785cm" svg:x="9.743cm" svg:y="25.8cm">
          <draw:image xlink:href="Pictures/1000020100000449000000FC2F66E1B8.png" xlink:type="simple" xlink:show="embed" xlink:actuate="onLoad">
            <text:p/>
          </draw:image>
        </draw:frame>
        <draw:frame draw:style-name="gr2" draw:text-style-name="P1" draw:layer="layout" svg:width="8cm" svg:height="6.788cm" svg:x="10.647cm" svg:y="12.012cm">
          <draw:image xlink:href="Pictures/100002010000015E0000012912CB0318.png" xlink:type="simple" xlink:show="embed" xlink:actuate="onLoad">
            <text:p/>
          </draw:image>
        </draw:frame>
        <draw:frame draw:style-name="gr3" draw:text-style-name="P3" draw:layer="layout" svg:width="31.557cm" svg:height="5.417cm" svg:x="5.222cm" svg:y="4.5cm">
          <draw:text-box>
            <text:p text:style-name="P2"><text:span text:style-name="T1">Willkommen</text:span><text:span text:style-name="T2"> zum RiedbergTV-Auftakttreffen</text:span></text:p>
            <text:p text:style-name="P2"><text:span text:style-name="T3"/></text:p>
            <text:p text:style-name="P2"><text:span text:style-name="T4">17:00 am Dienstag, 15. Dezember 2015</text:span></text:p>
            <text:p text:style-name="P2"><text:span text:style-name="T4">Giersch-Science-Center</text:span></text:p>
          </draw:text-box>
        </draw:frame>
        <draw:frame draw:style-name="gr2" draw:text-style-name="P1" draw:layer="layout" svg:width="3.777cm" svg:height="1.083cm" svg:x="32.175cm" svg:y="26.2cm">
          <draw:image xlink:href="Pictures/10000201000003D000000118319B68F2.png" xlink:type="simple" xlink:show="embed" xlink:actuate="onLoad">
            <text:p/>
          </draw:image>
        </draw:frame>
        <draw:frame draw:style-name="gr2" draw:text-style-name="P1" draw:layer="layout" svg:width="12.253cm" svg:height="4.534cm" svg:x="21.147cm" svg:y="13.066cm">
          <draw:image xlink:href="Pictures/1000020100000258000000DE807E57A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Köppel</meta:initial-creator>
    <meta:creation-date>2015-12-14T16:56:49.849158001</meta:creation-date>
    <dc:date>2015-12-14T17:00:55.252426295</dc:date>
    <dc:creator>Sven Köppel</dc:creator>
    <meta:editing-duration>P0D</meta:editing-duration>
    <meta:editing-cycles>1</meta:editing-cycles>
    <meta:document-statistic meta:object-count="9"/>
    <meta:generator>LibreOffice/4.2.8.2$Linux_X86_64 LibreOffice_project/420m0$Build-2</meta:generator>
  </office:meta>
</office:document-meta>
</file>